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7083in"/>
    </style:style>
    <style:style style:name="P1" style:family="paragraph" style:parent-style-name="Header">
      <style:paragraph-properties fo:text-align="center" style:justify-single-word="false"/>
      <style:text-properties style:font-name="DejaVu Sans Light" officeooo:rsid="002180c2" officeooo:paragraph-rsid="002180c2"/>
    </style:style>
    <style:style style:name="P2" style:family="paragraph" style:parent-style-name="Standard">
      <style:paragraph-properties fo:text-align="end" style:justify-single-word="false"/>
      <style:text-properties style:font-name="DejaVu Sans Light" fo:font-size="18pt" fo:font-weight="bold" officeooo:rsid="002180c2" officeooo:paragraph-rsid="002180c2" style:font-size-asian="18pt" style:font-weight-asian="bold" style:font-size-complex="18pt" style:font-weight-complex="bold"/>
    </style:style>
    <style:style style:name="P3" style:family="paragraph" style:parent-style-name="Standard">
      <style:paragraph-properties fo:text-align="end" style:justify-single-word="false"/>
      <style:text-properties style:font-name="DejaVu Sans Light" fo:font-size="18pt" fo:font-weight="normal" officeooo:rsid="002180c2" officeooo:paragraph-rsid="002180c2" style:font-size-asian="18pt" style:font-weight-asian="normal" style:font-size-complex="18pt" style:font-weight-complex="normal"/>
    </style:style>
    <style:style style:name="P4" style:family="paragraph" style:parent-style-name="Standard">
      <style:paragraph-properties fo:text-align="start" style:justify-single-word="false"/>
      <style:text-properties style:font-name="DejaVu Sans Light" fo:font-size="18pt" fo:font-weight="normal" officeooo:rsid="002504f3" officeooo:paragraph-rsid="002504f3"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DejaVu Sans Light" fo:font-size="18pt" fo:font-weight="normal" officeooo:rsid="002ec61a" officeooo:paragraph-rsid="002ec61a"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DejaVu Sans Light" fo:font-size="18pt" fo:font-weight="normal" officeooo:rsid="002504f3" officeooo:paragraph-rsid="002504f3"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style:font-name="DejaVu Sans Light" fo:font-size="18pt" fo:font-weight="normal" officeooo:rsid="002699e6" officeooo:paragraph-rsid="002699e6"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style:font-name="DejaVu Sans Light" fo:font-size="12pt" fo:font-weight="normal" officeooo:rsid="002504f3" officeooo:paragraph-rsid="002504f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Light" fo:font-size="12pt" fo:font-weight="normal" officeooo:rsid="002699e6" officeooo:paragraph-rsid="002699e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Light" fo:font-size="12pt" fo:font-weight="normal" officeooo:rsid="002bbea3" officeooo:paragraph-rsid="002bbea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Light" fo:font-size="12pt" fo:font-weight="normal" officeooo:rsid="002db369" officeooo:paragraph-rsid="002db369" style:font-size-asian="10.5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DejaVu Sans Light" fo:font-size="12pt" officeooo:rsid="002ec61a" officeooo:paragraph-rsid="002ec61a" style:font-size-asian="12pt" style:font-size-complex="12pt"/>
    </style:style>
    <style:style style:name="P13" style:family="paragraph" style:parent-style-name="Table_20_Contents" style:list-style-name="L3">
      <style:paragraph-properties fo:text-align="start" style:justify-single-word="false"/>
      <style:text-properties style:font-name="DejaVu Sans Light" fo:font-size="12pt" officeooo:rsid="002ec61a" officeooo:paragraph-rsid="002ec61a" style:font-size-asian="12pt" style:font-size-complex="12pt"/>
    </style:style>
    <style:style style:name="P14" style:family="paragraph" style:parent-style-name="Table_20_Contents" style:list-style-name="L2">
      <style:paragraph-properties fo:text-align="start" style:justify-single-word="false"/>
      <style:text-properties style:font-name="DejaVu Sans Light" fo:font-size="12pt" officeooo:rsid="002ec61a" officeooo:paragraph-rsid="002ec61a" style:font-size-asian="12pt" style:font-size-complex="12pt"/>
    </style:style>
    <style:style style:name="P15" style:family="paragraph" style:parent-style-name="Table_20_Contents" style:list-style-name="L4">
      <style:paragraph-properties fo:text-align="start" style:justify-single-word="false"/>
      <style:text-properties style:font-name="DejaVu Sans Light" fo:font-size="12pt" officeooo:rsid="002ec61a" officeooo:paragraph-rsid="002ec61a" style:font-size-asian="12pt" style:font-size-complex="12pt"/>
    </style:style>
    <style:style style:name="P16" style:family="paragraph" style:parent-style-name="Table_20_Contents" style:list-style-name="L7">
      <style:paragraph-properties fo:text-align="start" style:justify-single-word="false"/>
      <style:text-properties style:font-name="DejaVu Sans Light" fo:font-size="12pt" officeooo:rsid="002ec61a" officeooo:paragraph-rsid="002ec61a" style:font-size-asian="12pt" style:font-size-complex="12pt"/>
    </style:style>
    <style:style style:name="P17" style:family="paragraph" style:parent-style-name="Table_20_Contents" style:list-style-name="L8">
      <style:paragraph-properties fo:text-align="start" style:justify-single-word="false"/>
      <style:text-properties style:font-name="DejaVu Sans Light" fo:font-size="12pt" officeooo:rsid="002ec61a" officeooo:paragraph-rsid="002ec61a" style:font-size-asian="12pt" style:font-size-complex="12pt"/>
    </style:style>
    <style:style style:name="P18" style:family="paragraph" style:parent-style-name="Table_20_Contents" style:list-style-name="L9">
      <style:paragraph-properties fo:text-align="start" style:justify-single-word="false"/>
      <style:text-properties style:font-name="DejaVu Sans Light" fo:font-size="12pt" officeooo:rsid="002ec61a" officeooo:paragraph-rsid="002ec61a" style:font-size-asian="12pt" style:font-size-complex="12pt"/>
    </style:style>
    <style:style style:name="P19" style:family="paragraph" style:parent-style-name="Table_20_Contents" style:list-style-name="L10">
      <style:paragraph-properties fo:text-align="start" style:justify-single-word="false"/>
      <style:text-properties style:font-name="DejaVu Sans Light" fo:font-size="12pt" officeooo:rsid="002ec61a" officeooo:paragraph-rsid="002ec61a" style:font-size-asian="12pt" style:font-size-complex="12pt"/>
    </style:style>
    <style:style style:name="P20" style:family="paragraph" style:parent-style-name="Table_20_Contents" style:list-style-name="L11">
      <style:paragraph-properties fo:text-align="start" style:justify-single-word="false"/>
      <style:text-properties style:font-name="DejaVu Sans Light" fo:font-size="12pt" officeooo:rsid="002ec61a" officeooo:paragraph-rsid="002ec61a" style:font-size-asian="12pt" style:font-size-complex="12pt"/>
    </style:style>
    <style:style style:name="P21" style:family="paragraph" style:parent-style-name="Table_20_Contents" style:list-style-name="L12">
      <style:paragraph-properties fo:text-align="start" style:justify-single-word="false"/>
      <style:text-properties style:font-name="DejaVu Sans Light" fo:font-size="12pt" officeooo:rsid="002ec61a" officeooo:paragraph-rsid="002ec61a" style:font-size-asian="12pt" style:font-size-complex="12pt"/>
    </style:style>
    <style:style style:name="P22" style:family="paragraph" style:parent-style-name="Table_20_Contents" style:list-style-name="L13">
      <style:paragraph-properties fo:text-align="start" style:justify-single-word="false"/>
      <style:text-properties style:font-name="DejaVu Sans Light" fo:font-size="12pt" officeooo:rsid="002ec61a" officeooo:paragraph-rsid="002ec61a" style:font-size-asian="12pt" style:font-size-complex="12pt"/>
    </style:style>
    <style:style style:name="P23" style:family="paragraph" style:parent-style-name="Table_20_Contents" style:list-style-name="L15">
      <style:paragraph-properties fo:text-align="start" style:justify-single-word="false"/>
      <style:text-properties style:font-name="DejaVu Sans Light" fo:font-size="12pt" officeooo:rsid="002ec61a" officeooo:paragraph-rsid="002ec61a" style:font-size-asian="12pt" style:font-size-complex="12pt"/>
    </style:style>
    <style:style style:name="P24" style:family="paragraph" style:parent-style-name="Table_20_Contents" style:list-style-name="L16">
      <style:paragraph-properties fo:text-align="start" style:justify-single-word="false"/>
      <style:text-properties style:font-name="DejaVu Sans Light" fo:font-size="12pt" officeooo:rsid="002ec61a" officeooo:paragraph-rsid="002ec61a" style:font-size-asian="12pt" style:font-size-complex="12pt"/>
    </style:style>
    <style:style style:name="P25" style:family="paragraph" style:parent-style-name="Table_20_Contents" style:list-style-name="L17">
      <style:paragraph-properties fo:text-align="start" style:justify-single-word="false"/>
      <style:text-properties style:font-name="DejaVu Sans Light" fo:font-size="12pt" officeooo:rsid="002ec61a" officeooo:paragraph-rsid="002ec61a" style:font-size-asian="12pt" style:font-size-complex="12pt"/>
    </style:style>
    <style:style style:name="P26" style:family="paragraph" style:parent-style-name="Table_20_Contents" style:list-style-name="L2">
      <style:paragraph-properties fo:text-align="start" style:justify-single-word="false"/>
      <style:text-properties fo:font-size="12pt" officeooo:paragraph-rsid="002ec61a" style:font-size-asian="12pt" style:font-size-complex="12pt"/>
    </style:style>
    <style:style style:name="P27" style:family="paragraph" style:parent-style-name="Table_20_Contents" style:list-style-name="L5">
      <style:paragraph-properties fo:text-align="start" style:justify-single-word="false"/>
      <style:text-properties fo:font-size="12pt" officeooo:rsid="002ec61a" officeooo:paragraph-rsid="002ec61a" style:font-size-asian="12pt" style:font-size-complex="12pt"/>
    </style:style>
    <style:style style:name="P28" style:family="paragraph" style:parent-style-name="Table_20_Contents" style:list-style-name="L14">
      <style:paragraph-properties fo:text-align="start" style:justify-single-word="false"/>
      <style:text-properties fo:font-size="12pt" officeooo:rsid="002ec61a" officeooo:paragraph-rsid="002ec61a" style:font-size-asian="12pt" style:font-size-complex="12pt"/>
    </style:style>
    <style:style style:name="T1" style:family="text">
      <style:text-properties officeooo:rsid="002699e6"/>
    </style:style>
    <style:style style:name="T2" style:family="text">
      <style:text-properties officeooo:rsid="0026b163"/>
    </style:style>
    <style:style style:name="T3" style:family="text">
      <style:text-properties officeooo:rsid="00271b0d"/>
    </style:style>
    <style:style style:name="T4" style:family="text">
      <style:text-properties officeooo:rsid="002db369"/>
    </style:style>
    <style:style style:name="T5" style:family="text">
      <style:text-properties style:font-name="DejaVu Sans Light"/>
    </style:style>
    <style:style style:name="T6" style:family="text">
      <style:text-properties style:font-name="DejaVu Sans Light" officeooo:rsid="002ec61a"/>
    </style:style>
    <style:style style:name="T7" style:family="text">
      <style:text-properties officeooo:rsid="003016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idualization Implementation Manual</text:p>
      <text:p text:style-name="P3">Working Version: 0.88</text:p>
      <text:p text:style-name="P3">12/05/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4">Introduction</text:p>
      <text:p text:style-name="P4"/>
      <text:p text:style-name="P8">Midualization is a piece of software aimed at the rising electronic music industry.<text:span text:style-name="T1"> </text:span>Utilizing openGL and MIDI, Midualization hopes to augment any electronic music performance by providing realtime visiualization of MIDI enabled instruments and technology. The current working version 0.88 implements a standard MIDI keyboard as a means of receiving input MIDI data <text:span text:style-name="T1">and openGL to generate the graphics for visualization. </text:span></text:p>
      <text:p text:style-name="P8"><text:span text:style-name="T1"/></text:p>
      <text:p text:style-name="P6">Software</text:p>
      <text:p text:style-name="P8"/>
      <text:p text:style-name="P8">Through a combination of a MIDI input/<text:span text:style-name="T3">ouput API </text:span>known as <text:span text:style-name="T3">RtM</text:span>idi and open<text:span text:style-name="T3">GL</text:span>, <text:span text:style-name="T2">Midualization creates a visually pleasing MIDI visualizer by taking in data through an RtMidi Object which then converts and returns a vector with the appropriate MIDI data. This data is then utilized with our waveform function to create waveforms utilizing openGL. </text:span></text:p>
      <text:p text:style-name="P8"/>
      <text:p text:style-name="P5">Version History</text:p>
      <table:table table:name="Table1" table:style-name="Table1">
        <table:table-column table:style-name="Table1.A" table:number-columns-repeated="2"/>
        <table:table-row>
          <table:table-cell table:style-name="Table1.A1" office:value-type="string">
            <text:p text:style-name="P12">Version</text:p>
          </table:table-cell>
          <table:table-cell table:style-name="Table1.B1" office:value-type="string">
            <text:p text:style-name="P12">Changelog</text:p>
          </table:table-cell>
        </table:table-row>
        <table:table-row>
          <table:table-cell table:style-name="Table1.A2" office:value-type="string">
            <text:p text:style-name="P12">0.1</text:p>
          </table:table-cell>
          <table:table-cell table:style-name="Table1.B2" office:value-type="string">
            <text:list xml:id="list8717801449784582480" text:style-name="L2">
              <text:list-item>
                <text:p text:style-name="P26"><text:span text:style-name="T6">Implemented RtMidi to gather MIDI data <text:s/>and print to screen</text:span></text:p>
              </text:list-item>
            </text:list>
          </table:table-cell>
        </table:table-row>
        <table:table-row table:style-name="Table1.3">
          <table:table-cell table:style-name="Table1.A2" office:value-type="string">
            <text:p text:style-name="P12">0.2</text:p>
          </table:table-cell>
          <table:table-cell table:style-name="Table1.B2" office:value-type="string">
            <text:list xml:id="list8023599806032855097" text:style-name="L11">
              <text:list-item>
                <text:p text:style-name="P20">Implemented openGL to draw points to screen that respond to MIDI input</text:p>
              </text:list-item>
            </text:list>
          </table:table-cell>
        </table:table-row>
        <table:table-row>
          <table:table-cell table:style-name="Table1.A2" office:value-type="string">
            <text:p text:style-name="P12">0.3</text:p>
          </table:table-cell>
          <table:table-cell table:style-name="Table1.B2" office:value-type="string">
            <text:list xml:id="list8751404308759948968" text:style-name="L12">
              <text:list-item>
                <text:p text:style-name="P21">Eliminate points and utilizes lines to represent data</text:p>
              </text:list-item>
            </text:list>
          </table:table-cell>
        </table:table-row>
        <table:table-row>
          <table:table-cell table:style-name="Table1.A2" office:value-type="string">
            <text:p text:style-name="P12">0.4</text:p>
          </table:table-cell>
          <table:table-cell table:style-name="Table1.B2" office:value-type="string">
            <text:list xml:id="list5217082748834292249" text:style-name="L13">
              <text:list-item>
                <text:p text:style-name="P22">Repurpose lines to represent spacial which keys were pressed (notation) </text:p>
              </text:list-item>
            </text:list>
          </table:table-cell>
        </table:table-row>
        <table:table-row>
          <table:table-cell table:style-name="Table1.A2" office:value-type="string">
            <text:p text:style-name="P12">0.5</text:p>
          </table:table-cell>
          <table:table-cell table:style-name="Table1.B2" office:value-type="string">
            <text:list xml:id="list8863225521141725486" text:style-name="L14">
              <text:list-item>
                <text:p text:style-name="P28"><text:span text:style-name="T5">Program responds to velocity (how hard you pressed the key) by visually creating a larger object</text:span></text:p>
              </text:list-item>
            </text:list>
          </table:table-cell>
        </table:table-row>
        <table:table-row>
          <table:table-cell table:style-name="Table1.A2" office:value-type="string">
            <text:p text:style-name="P12">0.6</text:p>
          </table:table-cell>
          <table:table-cell table:style-name="Table1.B2" office:value-type="string">
            <text:list xml:id="list192806900985897" text:continue-list="list8717801449784582480" text:style-name="L2">
              <text:list-item>
                <text:p text:style-name="P14">Begin utilizing sound waveforms as a means of presenting data on screen creating “blocky” waves. </text:p>
              </text:list-item>
            </text:list>
          </table:table-cell>
        </table:table-row>
        <table:table-row>
          <table:table-cell table:style-name="Table1.A2" office:value-type="string">
            <text:p text:style-name="P12">0.7</text:p>
          </table:table-cell>
          <table:table-cell table:style-name="Table1.B2" office:value-type="string">
            <text:list xml:id="list2273654692322753562" text:style-name="L15">
              <text:list-item>
                <text:p text:style-name="P23">Fix waveform function and increase sampling creating smoother waveforms</text:p>
              </text:list-item>
            </text:list>
          </table:table-cell>
        </table:table-row>
        <text:soft-page-break/>
        <table:table-row>
          <table:table-cell table:style-name="Table1.A2" office:value-type="string">
            <text:p text:style-name="P12">0.8</text:p>
          </table:table-cell>
          <table:table-cell table:style-name="Table1.B2" office:value-type="string">
            <text:list xml:id="list4041051191793192118" text:style-name="L16">
              <text:list-item>
                <text:p text:style-name="P24">Put the waveforms in 3D space thus allowing for further 3D effects</text:p>
              </text:list-item>
            </text:list>
          </table:table-cell>
        </table:table-row>
        <table:table-row>
          <table:table-cell table:style-name="Table1.A2" office:value-type="string">
            <text:p text:style-name="P12">0.88</text:p>
          </table:table-cell>
          <table:table-cell table:style-name="Table1.B2" office:value-type="string">
            <text:list xml:id="list2324777816094210252" text:style-name="L17">
              <text:list-item>
                <text:p text:style-name="P25">Create an echo effect for the waveform allowing it to fade into the distance in time. </text:p>
              </text:list-item>
            </text:list>
          </table:table-cell>
        </table:table-row>
      </table:table>
      <text:p text:style-name="P5"><text:span text:style-name="T2"/></text:p>
      <text:p text:style-name="P6"/>
      <text:p text:style-name="P6">Hardware</text:p>
      <text:p text:style-name="P8"/>
      <text:p text:style-name="P8">Midualization was designed with MIDI in mind however has only thus far been <text:span text:style-name="T1">implemented </text:span>utilizing a MIDI enabled keyboard. <text:span text:style-name="T1">The software has the capability to utilize any MIDI device for input however further testing and development would be necessary to be sure that visualization produces something pleasant and responds to the inputs appropriately. The software has been developed and built on Linux(Arch Linux and Ubuntu). </text:span></text:p>
      <text:p text:style-name="P7"/>
      <text:p text:style-name="P6"><text:span text:style-name="T7">Further </text:span>Development</text:p>
      <text:p text:style-name="P9"/>
      <text:p text:style-name="P9">The base work for further development into this software has been laid out relying only on the creativity of future development to further provide more appealing and vibrant visualizations of the MIDI data. This said the software should also be further tested utilizing other MIDI enabled devices and further development should be placed on possibly deploying the application on other Operating Systems beyond the Linux distributions it was developed 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User Guide</text:p>
      <text:p text:style-name="P10"/>
      <text:p text:style-name="P10">Before you begin it is worth noting that this software is to be utilized in conjuction with some sort of MIDI enabled device (real or virtual). For a virtual fix we recommend utlizing the Virtual MIDI Piano Keyboard available on sourceforge here: <text:a xlink:type="simple" xlink:href="http://vmpk.sourceforge.net/#Download">http://vmpk.sourceforge.net/#Download</text:a>. <text:span text:style-name="T4">Midualization must also be compiled before usage due to the RtMidi API. To help you with this process please follow the following. </text:span></text:p>
      <text:p text:style-name="P10"/>
      <text:p text:style-name="P11">For Linux:</text:p>
      <text:p text:style-name="P11">This is a fairly simple process. <text:s/>Simply run the makefile in terminal</text:p>
      <text:p text:style-name="P11"/>
      <text:p text:style-name="P11">For Mac:</text:p>
      <text:p text:style-name="P11">This is also fairly simple, again run the makefile in terminal</text:p>
      <text:p text:style-name="P11"/>
      <text:p text:style-name="P11">For Windows:</text:p>
      <text:p text:style-name="P11">Sit tight! We did not have a windows computer to test on and as of this build it is currently not supported. This said, the program should work on Windows the method for realizing this escapes us (again no windows computers).</text:p>
      <text:p text:style-name="P11"/>
      <text:p text:style-name="P11">After utilizing the makefile the program may be started again through terminal with the simple command: ./main. From here a black screen should appear in which case you may begin playing your MIDI enabled device (or virtual device) and the program should respond accordingly. To exit simply hit the escape key. </text:p>
      <text:p text:style-name="P11"/>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Light" officeooo:rsid="002180c2" officeooo:paragraph-rsid="002180c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Midualization</text:p>
      </style:header>
      <style:header-first style:display="false">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1:31:57.103125941</meta:creation-date>
    <meta:editing-duration>PT7H44M42S</meta:editing-duration>
    <meta:editing-cycles>13</meta:editing-cycles>
    <meta:generator>LibreOffice/4.1.3.2$Linux_X86_64 LibreOffice_project/410m0$Build-2</meta:generator>
    <dc:date>2013-12-04T19:28:04.851553813</dc:date>
    <meta:document-statistic meta:table-count="1" meta:image-count="0" meta:object-count="0" meta:page-count="4" meta:paragraph-count="42" meta:word-count="581" meta:character-count="3630" meta:non-whitespace-character-count="3090"/>
  </office:meta>
</office:document-meta>
</file>